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107d" officeooo:paragraph-rsid="001e107d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GEN SPECTRAL ANALYSIS</text:p>
      <text:p text:style-name="P1"/>
      <text:p text:style-name="P1">PDB – 2RH1.PDB</text:p>
      <text:p text:style-name="P1"/>
      <text:p text:style-name="P1">nodes = 282</text:p>
      <text:p text:style-name="P1">average degree = 8.13120567376</text:p>
      <text:p text:style-name="P1">avg clustering coeff <text:s/>= 0.583116627266</text:p>
      <text:p text:style-name="P1">edges = 1146</text:p>
      <text:p text:style-name="P1">average shortest path = 5.78859695616</text:p>
      <text:p text:style-name="P1"/>
      <text:p text:style-name="P1">FOR ADJACENCY MATRIX:</text:p>
      <text:p text:style-name="P1">Largest eigen value = 9.42287272334</text:p>
      <text:p text:style-name="P1">Corresponding eigen vector = [ -3.53488326e-03 <text:s text:c="2"/>2.08383932e-03 <text:s text:c="2"/>4.22836236e-03 <text:s/>-5.49657782e-03</text:p>
      <text:p text:style-name="P1"><text:s text:c="2"/>-9.27359960e-03 <text:s text:c="2"/>2.27709688e-03 <text:s/>-6.86396378e-05 <text:s text:c="2"/>2.80531312e-02</text:p>
      <text:p text:style-name="P1"><text:s text:c="2"/>-2.02214605e-03 <text:s/>-9.00414836e-03 <text:s text:c="2"/>1.62514349e-02 <text:s text:c="2"/>6.20029201e-03</text:p>
      <text:p text:style-name="P1"><text:s text:c="2"/>-1.42053408e-02 <text:s text:c="2"/>4.66320077e-03 <text:s/>-8.12892395e-03 <text:s text:c="2"/>6.53325007e-04</text:p>
      <text:p text:style-name="P1"><text:s text:c="3"/>1.06495886e-02 <text:s text:c="2"/>1.36331695e-05 <text:s/>-3.82070772e-03 <text:s text:c="2"/>1.54611543e-02</text:p>
      <text:p text:style-name="P1"><text:s text:c="2"/>-1.96445527e-03 <text:s text:c="2"/>1.91443250e-02 <text:s/>-3.89294023e-03 <text:s/>-9.54677637e-03</text:p>
      <text:p text:style-name="P1"><text:s text:c="2"/>-1.12284412e-02 <text:s/>-5.04863532e-03 <text:s text:c="2"/>9.61742666e-03 <text:s/>-3.18816809e-02</text:p>
      <text:p text:style-name="P1"><text:s text:c="2"/>-9.17812008e-03 <text:s/>-2.00009158e-02 <text:s text:c="2"/>1.11497787e-02 <text:s text:c="2"/>2.94520456e-03</text:p>
      <text:p text:style-name="P1"><text:s text:c="2"/>-1.07559291e-02 <text:s/>-7.31513856e-03 <text:s/>-3.18287243e-02 <text:s/>-3.59449544e-02</text:p>
      <text:p text:style-name="P1"><text:s text:c="3"/>3.71633352e-02 <text:s/>-3.13712326e-03 <text:s/>-2.50189740e-02 <text:s text:c="2"/>5.00784216e-02</text:p>
      <text:p text:style-name="P1"><text:s text:c="3"/>1.50713952e-02 <text:s/>-9.24314359e-02 <text:s/>-7.98156688e-02 <text:s text:c="2"/>6.10844589e-02</text:p>
      <text:p text:style-name="P1"><text:s text:c="2"/>-5.82004217e-02 <text:s/>-1.05769779e-01 <text:s text:c="2"/>5.13260660e-02 <text:s text:c="2"/>2.22482333e-02</text:p>
      <text:p text:style-name="P1"><text:s text:c="2"/>-8.57652153e-03 <text:s text:c="2"/>8.45503847e-02 <text:s/>-1.53471907e-02 <text:s text:c="2"/>3.32735906e-02</text:p>
      <text:p text:style-name="P1"><text:s text:c="2"/>-8.93654201e-03 <text:s/>-4.74993256e-02 <text:s text:c="2"/>5.78611401e-03 <text:s text:c="2"/>3.01883365e-02</text:p>
      <text:p text:style-name="P1"><text:s text:c="2"/>-5.17506381e-02 <text:s text:c="2"/>5.04482611e-03 <text:s text:c="2"/>5.23416411e-02 <text:s/>-3.78791440e-02</text:p>
      <text:p text:style-name="P1"><text:s text:c="3"/>3.86154872e-02 <text:s/>-4.07309219e-02 <text:s text:c="2"/>3.39409479e-03 <text:s/>-1.82832953e-01</text:p>
      <text:p text:style-name="P1"><text:s text:c="3"/>8.50775740e-02 <text:s/>-1.80551925e-01 <text:s text:c="2"/>5.21416752e-02 <text:s/>-6.01681927e-02</text:p>
      <text:p text:style-name="P1"><text:s text:c="3"/>5.76530638e-02 <text:s/>-1.04889438e-04 <text:s/>-8.21444437e-03 <text:s text:c="2"/>2.08920657e-02</text:p>
      <text:p text:style-name="P1"><text:s text:c="2"/>-4.74131657e-02 <text:s text:c="2"/>5.50497623e-03 <text:s text:c="2"/>4.85162061e-02 <text:s/>-3.40124175e-02</text:p>
      <text:p text:style-name="P1"><text:s text:c="3"/>1.73275116e-02 <text:s/>-1.00161956e-01 <text:s/>-6.58639289e-02 <text:s text:c="2"/>1.95604063e-02</text:p>
      <text:p text:style-name="P1"><text:s text:c="2"/>-5.86811244e-02 <text:s/>-6.51460046e-02 <text:s text:c="2"/>5.16354966e-04 <text:s text:c="2"/>6.80445834e-02</text:p>
      <text:p text:style-name="P1"><text:s text:c="3"/>2.75768415e-02 <text:s/>-3.55296760e-02 <text:s/>-5.68654519e-02 <text:s text:c="2"/>8.46026591e-03</text:p>
      <text:p text:style-name="P1"><text:s text:c="3"/>7.76336598e-02 <text:s/>-1.95358612e-02 <text:s text:c="2"/>2.63593281e-02 <text:s/>-5.24046558e-02</text:p>
      <text:p text:style-name="P1"><text:s text:c="3"/>3.39593197e-02 <text:s text:c="2"/>5.09454957e-02 <text:s/>-8.36699101e-02 <text:s text:c="2"/>1.85102570e-02</text:p>
      <text:p text:style-name="P1"><text:s text:c="3"/>8.38333638e-02 <text:s text:c="2"/>4.82960059e-02 <text:s/>-2.80837491e-02 <text:s/>-2.09781586e-02</text:p>
      <text:p text:style-name="P1"><text:s text:c="2"/>-1.79267594e-02 <text:s text:c="2"/>4.50608444e-02 <text:s/>-2.76909897e-02 <text:s/>-7.75150050e-02</text:p>
      <text:p text:style-name="P1"><text:soft-page-break/><text:s text:c="2"/>-1.22692954e-01 <text:s text:c="2"/>5.57776441e-02 <text:s text:c="2"/>1.27691727e-01 <text:s/>-2.09965215e-02</text:p>
      <text:p text:style-name="P1"><text:s text:c="2"/>-1.81499905e-01 <text:s text:c="2"/>1.12329145e-01 <text:s text:c="2"/>1.04158523e-01 <text:s/>-7.67822213e-02</text:p>
      <text:p text:style-name="P1"><text:s text:c="2"/>-9.88045471e-02 <text:s text:c="2"/>1.10246425e-02 <text:s/>-1.05497559e-01 <text:s text:c="2"/>5.91709056e-02</text:p>
      <text:p text:style-name="P1"><text:s text:c="2"/>-2.33280770e-02 <text:s text:c="2"/>5.22114043e-02 <text:s/>-1.90077810e-03 <text:s/>-2.83401690e-02</text:p>
      <text:p text:style-name="P1"><text:s text:c="2"/>-6.47625950e-02 <text:s text:c="2"/>5.96175109e-03 <text:s text:c="2"/>6.36406828e-03 <text:s/>-1.63235581e-02</text:p>
      <text:p text:style-name="P1"><text:s text:c="2"/>-1.36364420e-02 <text:s/>-4.77385418e-03 <text:s text:c="2"/>5.45205146e-02 <text:s/>-5.62756169e-02</text:p>
      <text:p text:style-name="P1"><text:s text:c="3"/>1.84565152e-15 <text:s/>-7.96362919e-02 <text:s text:c="2"/>5.97424476e-02 <text:s/>-3.50681590e-02</text:p>
      <text:p text:style-name="P1"><text:s text:c="2"/>-1.74847788e-02 <text:s text:c="2"/>1.26246374e-02 <text:s text:c="2"/>1.49573206e-02 <text:s/>-4.50434023e-02</text:p>
      <text:p text:style-name="P1"><text:s text:c="3"/>5.51294909e-02 <text:s text:c="2"/>1.78581430e-02 <text:s text:c="2"/>1.82906191e-02 <text:s/>-6.26705113e-02</text:p>
      <text:p text:style-name="P1"><text:s text:c="3"/>3.30252130e-02 <text:s text:c="2"/>8.32031580e-02 <text:s text:c="2"/>1.33862667e-02 <text:s/>-1.29602419e-02</text:p>
      <text:p text:style-name="P1"><text:s text:c="3"/>1.70414730e-02 <text:s/>-1.30161698e-01 <text:s/>-2.90182979e-02 <text:s/>-7.30151571e-02</text:p>
      <text:p text:style-name="P1"><text:s text:c="3"/>1.00842180e-01 <text:s/>-1.65944026e-02 <text:s text:c="2"/>6.15623006e-02 <text:s text:c="2"/>3.03563763e-02</text:p>
      <text:p text:style-name="P1"><text:s text:c="3"/>6.45125389e-02 <text:s/>-1.54372149e-02 <text:s/>-3.84885164e-02 <text:s/>-4.41704029e-03</text:p>
      <text:p text:style-name="P1"><text:s text:c="3"/>8.77152411e-02 <text:s text:c="2"/>4.07143583e-02 <text:s/>-4.88287341e-02 <text:s text:c="2"/>6.23636435e-03</text:p>
      <text:p text:style-name="P1"><text:s text:c="3"/>3.06129038e-02 <text:s/>-3.94326654e-02 <text:s text:c="2"/>7.12826531e-02 <text:s/>-6.72227251e-02</text:p>
      <text:p text:style-name="P1"><text:s text:c="2"/>-3.57678129e-03 <text:s text:c="2"/>8.10075948e-02 <text:s text:c="2"/>4.83864717e-02 <text:s/>-7.99909884e-02</text:p>
      <text:p text:style-name="P1"><text:s text:c="3"/>1.47894165e-02 <text:s/>-2.91317773e-02 <text:s text:c="2"/>1.62698073e-02 <text:s/>-4.89571596e-03</text:p>
      <text:p text:style-name="P1"><text:s text:c="3"/>3.35630391e-03 <text:s text:c="2"/>6.55224668e-02 <text:s text:c="2"/>7.19955073e-02 <text:s/>-1.56460867e-01</text:p>
      <text:p text:style-name="P1"><text:s text:c="2"/>-1.39769642e-01 <text:s text:c="2"/>4.97179591e-02 <text:s text:c="2"/>1.67389266e-02 <text:s text:c="2"/>1.32953082e-01</text:p>
      <text:p text:style-name="P1"><text:s text:c="2"/>-2.32825867e-02 <text:s text:c="2"/>1.49408947e-01 <text:s text:c="2"/>5.31347605e-02 <text:s text:c="2"/>1.17163414e-01</text:p>
      <text:p text:style-name="P1"><text:s text:c="2"/>-6.27404639e-02 <text:s/>-6.41493405e-02 <text:s/>-6.94983775e-02 <text:s/>-1.63025920e-01</text:p>
      <text:p text:style-name="P1"><text:s text:c="3"/>1.61730480e-02 <text:s text:c="2"/>1.09415865e-01 <text:s/>-2.21529529e-02 <text:s text:c="2"/>1.53649760e-01</text:p>
      <text:p text:style-name="P1"><text:s text:c="3"/>3.27420275e-02 <text:s text:c="2"/>7.04006303e-02 <text:s/>-2.00550833e-02 <text:s/>-1.23631119e-01</text:p>
      <text:p text:style-name="P1"><text:s text:c="3"/>1.35043822e-02 <text:s/>-5.27012616e-02 <text:s text:c="2"/>8.25539893e-02 <text:s/>-1.14515842e-01</text:p>
      <text:p text:style-name="P1"><text:s text:c="3"/>4.05142320e-02 <text:s/>-3.69071258e-02 <text:s text:c="2"/>5.34180257e-03 <text:s/>-1.41388920e-02</text:p>
      <text:p text:style-name="P1"><text:s text:c="3"/>9.37444897e-03 <text:s text:c="2"/>4.63752268e-02 <text:s/>-2.46839134e-03 <text:s text:c="2"/>1.13439296e-02</text:p>
      <text:p text:style-name="P1"><text:s text:c="3"/>1.27101043e-02 <text:s/>-6.41213230e-03 <text:s text:c="2"/>5.10343603e-02 <text:s/>-5.80470754e-02</text:p>
      <text:p text:style-name="P1"><text:s text:c="2"/>-2.90556037e-02 <text:s/>-8.91824531e-02 <text:s text:c="2"/>1.38312527e-02 <text:s text:c="2"/>6.49957953e-03</text:p>
      <text:p text:style-name="P1"><text:s text:c="2"/>-1.48587484e-01 <text:s text:c="2"/>9.74074865e-02 <text:s/>-1.00730307e-01 <text:s/>-1.13801954e-01</text:p>
      <text:p text:style-name="P1"><text:s text:c="2"/>-7.96570883e-02 <text:s/>-4.19617218e-02 <text:s/>-1.07015082e-02 <text:s/>-5.77892292e-02</text:p>
      <text:p text:style-name="P1"><text:s text:c="3"/>3.75493522e-02 <text:s/>-5.96948746e-02 <text:s text:c="2"/>9.13041777e-02 <text:s/>-1.54766730e-01</text:p>
      <text:p text:style-name="P1"><text:s text:c="3"/>1.59386391e-01 <text:s/>-1.67412077e-02 <text:s text:c="2"/>2.09046001e-02 <text:s text:c="2"/>2.89312083e-02</text:p>
      <text:p text:style-name="P1"><text:s text:c="2"/>-3.76280616e-02 <text:s text:c="2"/>1.03282043e-02 <text:s/>-1.66225556e-01 <text:s/>-7.00744829e-02</text:p>
      <text:p text:style-name="P1"><text:s text:c="2"/>-2.32754071e-02 <text:s/>-2.16391100e-03 <text:s/>-9.93495612e-04 <text:s/>-2.01406390e-02</text:p>
      <text:p text:style-name="P1"><text:s text:c="2"/>-3.56463861e-02 <text:s/>-9.40524302e-02 <text:s text:c="2"/>1.28258657e-02 <text:s text:c="2"/>7.81767273e-02</text:p>
      <text:p text:style-name="P1"><text:s text:c="2"/>-4.67925178e-02 <text:s text:c="2"/>6.55694776e-02 <text:s text:c="2"/>1.22440584e-02 <text:s/>-7.58194853e-03</text:p>
      <text:p text:style-name="P1"><text:s text:c="3"/>3.59214819e-02 <text:s/>-1.99985369e-02 <text:s/>-1.11891392e-01 <text:s text:c="2"/>8.08026386e-02</text:p>
      <text:p text:style-name="P1"><text:s text:c="3"/>1.25327839e-01 <text:s text:c="2"/>1.46057600e-02 <text:s/>-6.68569928e-02 <text:s text:c="2"/>8.22532297e-02</text:p>
      <text:p text:style-name="P1"><text:s text:c="2"/>-3.21043363e-02 <text:s text:c="2"/>1.02988523e-02 <text:s/>-2.99271396e-02 <text:s/>-2.73746330e-02</text:p>
      <text:p text:style-name="P1"><text:soft-page-break/><text:s text:c="3"/>7.21011338e-02 <text:s/>-2.23169344e-02 <text:s/>-3.08087965e-02 <text:s/>-8.75454918e-03</text:p>
      <text:p text:style-name="P1"><text:s text:c="3"/>2.42161923e-02 <text:s/>-7.61556059e-03 <text:s text:c="2"/>2.63305572e-03 <text:s/>-2.74868390e-02</text:p>
      <text:p text:style-name="P1"><text:s text:c="3"/>3.59347956e-04 <text:s/>-6.33711979e-03 <text:s/>-7.38127446e-03 <text:s text:c="2"/>1.04031042e-01</text:p>
      <text:p text:style-name="P1"><text:s text:c="3"/>2.32174710e-02 <text:s/>-3.75713977e-02 <text:s/>-3.90165165e-03 <text:s text:c="2"/>3.16139939e-02</text:p>
      <text:p text:style-name="P1"><text:s text:c="3"/>6.60319983e-03 <text:s/>-1.48329542e-02 <text:s/>-1.99126642e-03 <text:s text:c="2"/>3.97504191e-03</text:p>
      <text:p text:style-name="P1"><text:s text:c="2"/>-2.39886450e-03 <text:s text:c="2"/>1.16127479e-03]</text:p>
      <text:p text:style-name="P1"/>
      <text:p text:style-name="P1">FOR LAPLACIAN MATRIX:</text:p>
      <text:p text:style-name="P1">Largest eigen value = 14.741657785</text:p>
      <text:p text:style-name="P1"></text:p>
      <text:p text:style-name="P1">Corresponding eigen vector = [ <text:s/>5.99610209e-02 <text:s text:c="2"/>7.08602295e-02 <text:s text:c="2"/>1.11885384e-01 <text:s/>-8.92366169e-02</text:p>
      <text:p text:style-name="P1"><text:s text:c="2"/>-2.19616252e-02 <text:s/>-2.02855535e-01 <text:s/>-1.49007210e-01 <text:s text:c="2"/>5.12380303e-02</text:p>
      <text:p text:style-name="P1"><text:s text:c="2"/>-1.13749946e-02 <text:s/>-6.21112604e-02 <text:s/>-7.85757310e-02 <text:s text:c="2"/>5.38009336e-02</text:p>
      <text:p text:style-name="P1"><text:s text:c="2"/>-2.91246928e-03 <text:s text:c="2"/>6.24779088e-03 <text:s text:c="2"/>3.15347503e-02 <text:s text:c="2"/>8.59652987e-02</text:p>
      <text:p text:style-name="P1"><text:s text:c="2"/>-9.04569197e-02 <text:s/>-2.16369319e-01 <text:s text:c="2"/>6.59118605e-02 <text:s text:c="2"/>2.42479161e-02</text:p>
      <text:p text:style-name="P1"><text:s text:c="3"/>2.73646093e-02 <text:s/>-9.18559816e-02 <text:s text:c="2"/>6.20076309e-03 <text:s/>-9.00035818e-03</text:p>
      <text:p text:style-name="P1"><text:s text:c="2"/>-5.42653800e-02 <text:s text:c="2"/>2.18186685e-01 <text:s text:c="2"/>1.58570674e-02 <text:s text:c="2"/>3.15826674e-02</text:p>
      <text:p text:style-name="P1"><text:s text:c="2"/>-1.36599740e-02 <text:s/>-1.42828824e-01 <text:s text:c="2"/>1.10215526e-02 <text:s text:c="2"/>4.94774205e-02</text:p>
      <text:p text:style-name="P1"><text:s text:c="3"/>1.34598749e-02 <text:s text:c="2"/>1.70462361e-02 <text:s text:c="2"/>1.04775284e-02 <text:s/>-3.65261271e-03</text:p>
      <text:p text:style-name="P1"><text:s text:c="3"/>1.87915393e-02 <text:s/>-2.90518938e-02 <text:s text:c="2"/>5.69187304e-02 <text:s/>-4.55147051e-02</text:p>
      <text:p text:style-name="P1"><text:s text:c="2"/>-3.67728841e-01 <text:s text:c="2"/>2.90525849e-01 <text:s/>-1.90490649e-01 <text:s text:c="2"/>6.62471828e-02</text:p>
      <text:p text:style-name="P1"><text:s text:c="2"/>-1.58010383e-02 <text:s/>-1.54751950e-01 <text:s text:c="2"/>5.00329924e-01 <text:s text:c="2"/>3.15520278e-02</text:p>
      <text:p text:style-name="P1"><text:s text:c="3"/>1.54873789e-02 <text:s text:c="2"/>3.77556718e-02 <text:s/>-7.33842116e-02 <text:s text:c="2"/>1.79166044e-01</text:p>
      <text:p text:style-name="P1"><text:s text:c="3"/>1.39171468e-01 <text:s/>-6.42548908e-02 <text:s/>-2.49340445e-03 <text:s text:c="2"/>7.88621604e-04</text:p>
      <text:p text:style-name="P1"><text:s text:c="2"/>-2.13702483e-02 <text:s text:c="2"/>2.62293733e-02 <text:s/>-1.50750030e-01 <text:s/>-7.53912726e-02</text:p>
      <text:p text:style-name="P1"><text:s text:c="2"/>-6.05357689e-02 <text:s text:c="2"/>4.97529152e-02 <text:s/>-1.71990637e-02 <text:s text:c="2"/>8.49921746e-02</text:p>
      <text:p text:style-name="P1"><text:s text:c="2"/>-2.34737809e-03 <text:s text:c="2"/>8.20321549e-04 <text:s text:c="2"/>7.60341353e-04 <text:s text:c="2"/>6.13985952e-03</text:p>
      <text:p text:style-name="P1"><text:s text:c="3"/>1.34267639e-03 <text:s text:c="2"/>4.89948807e-03 <text:s/>-7.42354703e-04 <text:s text:c="2"/>8.19573921e-04</text:p>
      <text:p text:style-name="P1"><text:s text:c="3"/>3.25875716e-03 <text:s text:c="2"/>1.76961809e-04 <text:s text:c="2"/>7.81700796e-04 <text:s text:c="2"/>1.01084412e-04</text:p>
      <text:p text:style-name="P1"><text:s text:c="2"/>-1.30413901e-03 <text:s text:c="2"/>5.87924044e-03 <text:s text:c="2"/>1.09996722e-01 <text:s/>-1.19444940e-02</text:p>
      <text:p text:style-name="P1"><text:s text:c="2"/>-2.57383310e-03 <text:s/>-4.24335862e-03 <text:s/>-7.12146191e-03 <text:s/>-4.98285733e-16</text:p>
      <text:p text:style-name="P1"><text:s text:c="2"/>-3.02318630e-02 <text:s/>-1.19919886e-01 <text:s/>-2.04311385e-02 <text:s/>-9.74482192e-03</text:p>
      <text:p text:style-name="P1"><text:s text:c="2"/>-1.37437844e-01 <text:s text:c="2"/>6.48006687e-04 <text:s text:c="2"/>3.73169788e-04 <text:s/>-6.68930111e-02</text:p>
      <text:p text:style-name="P1"><text:s text:c="3"/>1.05814685e-01 <text:s/>-2.87914482e-02 <text:s/>-2.05994214e-02 <text:s text:c="2"/>1.33067764e-02</text:p>
      <text:p text:style-name="P1"><text:s text:c="2"/>-1.81550931e-02 <text:s text:c="2"/>9.05397936e-03 <text:s/>-1.07300196e-03 <text:s text:c="2"/>1.04556950e-02</text:p>
      <text:p text:style-name="P1"><text:s text:c="3"/>2.47456784e-03 <text:s text:c="2"/>2.14801942e-03 <text:s text:c="2"/>1.83327794e-02 <text:s text:c="2"/>6.53741591e-03</text:p>
      <text:p text:style-name="P1"><text:s text:c="3"/>1.07144518e-03 <text:s text:c="2"/>8.09561653e-03 <text:s text:c="2"/>3.25520354e-03 <text:s text:c="2"/>3.85988680e-04</text:p>
      <text:p text:style-name="P1"><text:s text:c="2"/>-3.15329349e-04 <text:s text:c="2"/>4.41336870e-03 <text:s/>-2.12234281e-03 <text:s text:c="2"/>1.08012626e-02</text:p>
      <text:p text:style-name="P1"><text:soft-page-break/><text:s text:c="3"/>1.78624525e-03 <text:s text:c="2"/>1.44547647e-02 <text:s/>-3.78969550e-03 <text:s text:c="2"/>8.46659573e-03</text:p>
      <text:p text:style-name="P1"><text:s text:c="3"/>1.50731424e-02 <text:s text:c="2"/>1.00313956e-02 <text:s text:c="2"/>1.46295593e-02 <text:s text:c="2"/>1.20560917e-02</text:p>
      <text:p text:style-name="P1"><text:s text:c="2"/>-5.00792024e-03 <text:s text:c="2"/>4.88706533e-03 <text:s text:c="2"/>3.80692487e-03 <text:s/>-1.31448007e-03</text:p>
      <text:p text:style-name="P1"><text:s text:c="2"/>-2.69760031e-03 <text:s/>-7.32844481e-03 <text:s/>-5.76182816e-03 <text:s/>-1.27628255e-02</text:p>
      <text:p text:style-name="P1"><text:s text:c="2"/>-1.58111206e-03 <text:s/>-1.90536886e-03 <text:s/>-1.69227211e-03 <text:s/>-2.80224408e-02</text:p>
      <text:p text:style-name="P1"><text:s text:c="3"/>1.01940848e-02 <text:s/>-3.31025260e-02 <text:s/>-4.57904493e-03 <text:s text:c="2"/>2.66471691e-03</text:p>
      <text:p text:style-name="P1"><text:s text:c="2"/>-3.95420803e-03 <text:s text:c="2"/>7.01408803e-03 <text:s/>-5.89295592e-03 <text:s text:c="2"/>1.11178876e-02</text:p>
      <text:p text:style-name="P1"><text:s text:c="2"/>-7.52559853e-03 <text:s text:c="2"/>3.86450689e-04 <text:s text:c="2"/>1.70378756e-02 <text:s text:c="2"/>1.30917050e-02</text:p>
      <text:p text:style-name="P1"><text:s text:c="3"/>3.45936812e-02 <text:s/>-1.68442950e-03 <text:s text:c="2"/>1.96254160e-04 <text:s text:c="2"/>1.63208409e-02</text:p>
      <text:p text:style-name="P1"><text:s text:c="3"/>2.36519780e-02 <text:s/>-1.49722168e-02 <text:s text:c="2"/>1.23448972e-02 <text:s/>-7.35765636e-03</text:p>
      <text:p text:style-name="P1"><text:s text:c="2"/>-1.97055271e-02 <text:s/>-1.26316994e-03 <text:s text:c="2"/>4.05268770e-02 <text:s text:c="2"/>1.72450422e-02</text:p>
      <text:p text:style-name="P1"><text:s text:c="3"/>2.17896679e-02 <text:s text:c="2"/>1.41132252e-03 <text:s/>-2.84234496e-03 <text:s/>-4.31574864e-03</text:p>
      <text:p text:style-name="P1"><text:s text:c="2"/>-6.97711936e-03 <text:s text:c="2"/>2.61379543e-02 <text:s text:c="2"/>5.22616816e-03 <text:s/>-2.06281717e-02</text:p>
      <text:p text:style-name="P1"><text:s text:c="3"/>2.17416976e-03 <text:s/>-6.71077772e-03 <text:s/>-1.00469885e-02 <text:s/>-9.08245039e-03</text:p>
      <text:p text:style-name="P1"><text:s text:c="3"/>4.81322609e-03 <text:s text:c="2"/>1.33383525e-02 <text:s text:c="2"/>8.97449168e-03 <text:s text:c="2"/>1.08745716e-03</text:p>
      <text:p text:style-name="P1"><text:s text:c="2"/>-1.59291771e-02 <text:s text:c="2"/>5.00623274e-03 <text:s text:c="2"/>3.48945746e-03 <text:s text:c="2"/>3.41634428e-03</text:p>
      <text:p text:style-name="P1"><text:s text:c="2"/>-9.12125677e-03 <text:s/>-7.85745525e-05 <text:s/>-2.83186354e-03 <text:s text:c="2"/>1.88650951e-02</text:p>
      <text:p text:style-name="P1"><text:s text:c="2"/>-1.93103127e-02 <text:s text:c="2"/>2.78724633e-02 <text:s/>-1.29609216e-02 <text:s/>-2.77445934e-02</text:p>
      <text:p text:style-name="P1"><text:s text:c="2"/>-2.60329637e-04 <text:s/>-1.03697353e-02 <text:s/>-7.90823886e-03 <text:s text:c="2"/>1.09005015e-02</text:p>
      <text:p text:style-name="P1"><text:s text:c="3"/>2.41432895e-02 <text:s text:c="2"/>1.70793582e-02 <text:s text:c="2"/>9.87177632e-03 <text:s text:c="2"/>4.14887225e-02</text:p>
      <text:p text:style-name="P1"><text:s text:c="3"/>2.59886581e-02 <text:s/>-1.11654954e-02 <text:s/>-3.41793365e-03 <text:s/>-1.20039785e-02</text:p>
      <text:p text:style-name="P1"><text:s text:c="3"/>1.16850871e-02 <text:s text:c="2"/>4.31934097e-03 <text:s text:c="2"/>1.85974353e-02 <text:s text:c="2"/>1.24708387e-02</text:p>
      <text:p text:style-name="P1"><text:s text:c="3"/>5.32746065e-03 <text:s/>-1.39877748e-02 <text:s/>-2.19116023e-02 <text:s text:c="2"/>7.18047778e-03</text:p>
      <text:p text:style-name="P1"><text:s text:c="3"/>1.40394474e-04 <text:s text:c="2"/>3.05622863e-04 <text:s/>-1.75028474e-03 <text:s text:c="2"/>2.10219003e-03</text:p>
      <text:p text:style-name="P1"><text:s text:c="3"/>1.36269001e-02 <text:s text:c="2"/>2.07648245e-02 <text:s/>-1.34735095e-02 <text:s text:c="2"/>7.64020172e-03</text:p>
      <text:p text:style-name="P1"><text:s text:c="2"/>-2.32177198e-03 <text:s text:c="2"/>1.00943001e-02 <text:s text:c="2"/>3.06716089e-03 <text:s/>-2.76814933e-03</text:p>
      <text:p text:style-name="P1"><text:s text:c="3"/>4.60469761e-03 <text:s/>-1.24595924e-03 <text:s text:c="2"/>3.16027886e-03 <text:s text:c="2"/>2.33544346e-03</text:p>
      <text:p text:style-name="P1"><text:s text:c="3"/>9.52097346e-03 <text:s text:c="2"/>1.88328718e-04 <text:s/>-2.70507530e-03 <text:s/>-4.13144079e-02</text:p>
      <text:p text:style-name="P1"><text:s text:c="2"/>-3.80920417e-02 <text:s text:c="2"/>7.05452930e-03 <text:s text:c="2"/>3.44185648e-03 <text:s/>-8.75704449e-03</text:p>
      <text:p text:style-name="P1"><text:s text:c="3"/>1.11345742e-03 <text:s text:c="2"/>6.43295738e-03 <text:s/>-5.82778463e-04 <text:s text:c="2"/>3.03822138e-03</text:p>
      <text:p text:style-name="P1"><text:s text:c="3"/>5.43421622e-04 <text:s/>-2.86000171e-03 <text:s text:c="2"/>3.49484796e-03 <text:s text:c="2"/>6.86074072e-03</text:p>
      <text:p text:style-name="P1"><text:s text:c="3"/>1.10116480e-03 <text:s/>-6.00485185e-03 <text:s text:c="2"/>2.20383349e-03 <text:s text:c="2"/>3.68089438e-03</text:p>
      <text:p text:style-name="P1"><text:s text:c="2"/>-2.94969458e-03 <text:s text:c="2"/>6.58851151e-04 <text:s text:c="2"/>1.16777243e-03 <text:s/>-5.55908722e-03</text:p>
      <text:p text:style-name="P1"><text:s text:c="3"/>2.83967349e-03 <text:s text:c="2"/>1.56725668e-03 <text:s text:c="2"/>5.08503184e-03 <text:s text:c="2"/>8.30051015e-04</text:p>
      <text:p text:style-name="P1"><text:s text:c="3"/>7.46175358e-04 <text:s text:c="2"/>3.40710919e-04 <text:s/>-7.63251931e-04 <text:s/>-1.31527552e-02</text:p>
      <text:p text:style-name="P1"><text:s text:c="3"/>6.25019334e-03 <text:s text:c="2"/>1.34398661e-02 <text:s text:c="2"/>2.34489410e-03 <text:s/>-1.72164295e-04</text:p>
      <text:p text:style-name="P1"><text:s text:c="3"/>4.83405583e-03 <text:s/>-7.99030079e-03 <text:s/>-1.22165996e-02 <text:s/>-1.04334778e-03</text:p>
      <text:p text:style-name="P1"><text:s text:c="2"/>-1.54646747e-03 <text:s text:c="2"/>2.10919613e-03 <text:s/>-8.42016970e-04 <text:s text:c="2"/>1.96559432e-03</text:p>
      <text:p text:style-name="P1"><text:s text:c="3"/>6.20648564e-05 <text:s text:c="2"/>1.44385759e-03 <text:s/>-4.10175861e-03 <text:s text:c="2"/>6.49714579e-04</text:p>
      <text:p text:style-name="P1"><text:soft-page-break/><text:s text:c="2"/>-3.67475485e-04 <text:s/>-1.62429488e-03 <text:s text:c="2"/>2.45348749e-04 <text:s text:c="2"/>2.17090434e-04</text:p>
      <text:p text:style-name="P1"><text:s text:c="3"/>4.46220346e-05 <text:s/>-6.33883357e-04 <text:s/>-4.00496616e-04 <text:s/>-6.18824217e-04</text:p>
      <text:p text:style-name="P1"><text:s text:c="3"/>1.40137709e-04 <text:s text:c="2"/>2.52818816e-04 <text:s/>-1.52009302e-05 <text:s text:c="2"/>1.30607216e-04</text:p>
      <text:p text:style-name="P1"><text:s text:c="3"/>1.14841355e-04 <text:s/>-2.68266540e-04]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3:19:56.793875965</meta:creation-date>
    <dc:date>2016-06-23T13:22:43.597189340</dc:date>
    <meta:editing-duration>P0D</meta:editing-duration>
    <meta:editing-cycles>1</meta:editing-cycles>
    <meta:document-statistic meta:table-count="0" meta:image-count="0" meta:object-count="0" meta:page-count="5" meta:paragraph-count="154" meta:word-count="615" meta:character-count="10073" meta:non-whitespace-character-count="8464"/>
    <meta:generator>LibreOffice/4.2.8.2$Linux_X86_64 LibreOffice_project/420m0$Build-2</meta:generator>
  </office:meta>
</office:document-meta>
</file>